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2fee" officeooo:paragraph-rsid="00062fee"/>
    </style:style>
    <style:style style:name="P2" style:family="paragraph" style:parent-style-name="Standard">
      <style:paragraph-properties fo:text-align="start" style:justify-single-word="false"/>
      <style:text-properties officeooo:rsid="00062fee" officeooo:paragraph-rsid="00062fee"/>
    </style:style>
    <style:style style:name="P3" style:family="paragraph" style:parent-style-name="Standard">
      <style:paragraph-properties fo:text-align="start" style:justify-single-word="false"/>
      <style:text-properties officeooo:rsid="0007c33e" officeooo:paragraph-rsid="0007c33e"/>
    </style:style>
    <style:style style:name="P4" style:family="paragraph" style:parent-style-name="Standard">
      <style:paragraph-properties fo:text-align="start" style:justify-single-word="false"/>
      <style:text-properties officeooo:rsid="00087c65" officeooo:paragraph-rsid="00087c65"/>
    </style:style>
    <style:style style:name="P5" style:family="paragraph" style:parent-style-name="Standard">
      <style:paragraph-properties fo:text-align="start" style:justify-single-word="false"/>
      <style:text-properties officeooo:rsid="000a2678" officeooo:paragraph-rsid="000a2678"/>
    </style:style>
    <style:style style:name="P6" style:family="paragraph" style:parent-style-name="Standard">
      <style:paragraph-properties fo:text-align="start" style:justify-single-word="false"/>
      <style:text-properties officeooo:rsid="000a2678" officeooo:paragraph-rsid="000c0a70"/>
    </style:style>
    <style:style style:name="P7" style:family="paragraph" style:parent-style-name="Standard">
      <style:paragraph-properties fo:text-align="start" style:justify-single-word="false"/>
      <style:text-properties officeooo:rsid="000a2678" officeooo:paragraph-rsid="000d8927"/>
    </style:style>
    <style:style style:name="P8" style:family="paragraph" style:parent-style-name="Standard">
      <style:paragraph-properties fo:text-align="start" style:justify-single-word="false"/>
      <style:text-properties officeooo:rsid="000a2678" officeooo:paragraph-rsid="000f1360"/>
    </style:style>
    <style:style style:name="P9" style:family="paragraph" style:parent-style-name="Standard">
      <style:paragraph-properties fo:text-align="start" style:justify-single-word="false"/>
      <style:text-properties officeooo:rsid="000a2678" officeooo:paragraph-rsid="00106ca3"/>
    </style:style>
    <style:style style:name="P10" style:family="paragraph" style:parent-style-name="Standard">
      <style:paragraph-properties fo:text-align="start" style:justify-single-word="false"/>
      <style:text-properties officeooo:rsid="000a2678" officeooo:paragraph-rsid="0011d339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3262c" officeooo:paragraph-rsid="0013262c"/>
    </style:style>
    <style:style style:name="P12" style:family="paragraph" style:parent-style-name="Standard">
      <style:paragraph-properties fo:text-align="start" style:justify-single-word="false"/>
      <style:text-properties officeooo:rsid="0013262c" officeooo:paragraph-rsid="0013262c"/>
    </style:style>
    <style:style style:name="P13" style:family="paragraph" style:parent-style-name="Standard">
      <style:paragraph-properties fo:text-align="start" style:justify-single-word="false"/>
      <style:text-properties officeooo:rsid="00143454" officeooo:paragraph-rsid="00143454"/>
    </style:style>
    <style:style style:name="T1" style:family="text">
      <style:text-properties officeooo:rsid="0007c33e"/>
    </style:style>
    <style:style style:name="T2" style:family="text">
      <style:text-properties officeooo:rsid="00087c65"/>
    </style:style>
    <style:style style:name="T3" style:family="text">
      <style:text-properties officeooo:rsid="000a2678"/>
    </style:style>
    <style:style style:name="T4" style:family="text">
      <style:text-properties officeooo:rsid="000c0a70"/>
    </style:style>
    <style:style style:name="T5" style:family="text">
      <style:text-properties officeooo:rsid="000d8927"/>
    </style:style>
    <style:style style:name="T6" style:family="text">
      <style:text-properties officeooo:rsid="000f1360"/>
    </style:style>
    <style:style style:name="T7" style:family="text">
      <style:text-properties officeooo:rsid="00106ca3"/>
    </style:style>
    <style:style style:name="T8" style:family="text">
      <style:text-properties officeooo:rsid="00107bbc"/>
    </style:style>
    <style:style style:name="T9" style:family="text">
      <style:text-properties officeooo:rsid="0011d339"/>
    </style:style>
    <style:style style:name="T10" style:family="text">
      <style:text-properties officeooo:rsid="0013262c"/>
    </style:style>
    <style:style style:name="T11" style:family="text">
      <style:text-properties officeooo:rsid="00143454"/>
    </style:style>
    <style:style style:name="T12" style:family="text">
      <style:text-properties officeooo:rsid="0015ab21"/>
    </style:style>
    <style:style style:name="T13" style:family="text">
      <style:text-properties officeooo:rsid="0018397b"/>
    </style:style>
    <style:style style:name="T14" style:family="text">
      <style:text-properties officeooo:rsid="00184f5b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 1 sd</text:p>
      <text:p text:style-name="P2"/>
      <text:p text:style-name="P2">1- É um programa de computador que irá utilizar de vários pontos de processamento de hardware diferentes, ou seja, desse modo dividir a carga da execução do programa em várias máquinas diferentes com o intuito de não ter gargalo na execução e obter uma resposta mais rápida.</text:p>
      <text:p text:style-name="P2"/>
      <text:p text:style-name="P2">2- É o fato de que cada núcleo de processamento possui hardware diferente, sistema operacional diferente e também os programas a serem executados podem ter liguagens de programação, ou seja, essa é uma das dificuldades de se implementar um sistema distribuído pois o sistema irá ter que lidar com e executar o programa pedido.</text:p>
      <text:p text:style-name="P2"/>
      <text:p text:style-name="P2">3- <text:span text:style-name="T1">Cada máquina usada em um sistema distruído ela é autonoma, ou seja, toda máquina funciona de forma idependente e as falhas independentes elas são falhas de um <text:s/>ou alguns ponto em um sistema distribuído e as falhas independentes é uma característica de um sistema distribuído pois se a execução não fosse realizado em máquinas autônomas elas iriam da falha no todo se uma parasse.</text:span></text:p>
      <text:p text:style-name="P2"/>
      <text:p text:style-name="P3">4- Concorrência ocorre dentro de um sistema distribuído quando se tem muitos indivíduos estão utilizando deste sistema e assim irão disputar por <text:span text:style-name="T2">um recurso, uma forma simples de resolver este problema é dizer se aquele recurso do sistema está disponível para uso ou se está sendo usado no máximo já.</text:span></text:p>
      <text:p text:style-name="P3"/>
      <text:p text:style-name="P4">5- É uma camada de software em um software em que ele vai esconder a heterogeneidade do sistema e garantir que se tenha uma área aberta para a programação sem a preocupação de em qual sistema ou hadware aquele programa irá executar.</text:p>
      <text:p text:style-name="P4"/>
      <text:p text:style-name="P4">6- Transparência em sistemas distribuídos significa que quem está usando não vai saber da heterogeneidade e outros fatores que ocorre para o sistema distruído funcionar, ou seja, o usuário tem a tranparência de somente utilizar sem importar com o que está acontecendo por trás.</text:p>
      <text:p text:style-name="P4"/>
      <text:p text:style-name="P4">7- <text:span text:style-name="T3">A principal motivação é que em um sistema distribuído aberto ele pode ser facilmente extendido e reemplementado e assim ser adicionado novos compartilhamento de recursos. Essa expansão pode ser feito por nível de software ou de hardware.</text:span></text:p>
      <text:p text:style-name="P4"/>
      <text:p text:style-name="P5">8- Quando ele atende a todas as requisições feitas a ele mesmo que o número dessas requisições seja muito grande ele ainda vai atender as todas as requisições sem problemas, ou seja, o desempenho do sistema irá aumentar ou diminuir de acordo com a necessidade do sistema distribuído. O benefício da escalabilidade é <text:span text:style-name="T4">que todos o usuários que fazem requisições são atendidos indepente de quantos usuários estão fazendo requisições.</text:span></text:p>
      <text:p text:style-name="P5"/>
      <text:p text:style-name="P6">9- <text:span text:style-name="T4">A camada física de um sistema distribuído é a parte do hardware, ou seja, local onde vai ser armazenado o software exemplo da camada física é os servidores e as máquinas dos clientes. </text:span></text:p>
      <text:p text:style-name="P6"><text:span text:style-name="T4">A camada lógica de um sistema distribuído é a parte do sofwatre em que vai ser feito a organização do sistema para que ele funcione da forma correta, ou seja, vai segmentar o sistema que é complexo em camadas lógicas, onde cada camada utiliza de serviços <text:s/>oferecidos por outras, que oferece uma boa adaptabilidade e gerência simplificada, exemplos é a camada de middleware e a plataforma.</text:span></text:p>
      <text:p text:style-name="P6"/>
      <text:p text:style-name="P7"><text:span text:style-name="T4">10- O modelo cliente servidor divide o um sistema distribuído em duas partes sendo elas um grupo que implementa o serviço e outro grupo o que quer o serviço, ou seja o que faz requisiçõs que são os cliente. A pricipal vantagem desse sistema é </text:span><text:span text:style-name="T5">o servidor irá sempre atender as requisições e os desafios são que se tem uma carga muito grande nas costas do servidor, difícil escalabilidade e o baixo dinamismo.</text:span></text:p>
      <text:p text:style-name="P7"/>
      <text:p text:style-name="P8"><text:soft-page-break/><text:span text:style-name="T5">11- É </text:span><text:span text:style-name="T6">a generalização de soluções de multiplas camadas físicas, onde um domínio foi particionado em várias camadas lógicas, e cada uma deles é mapeado por um determinado elemento de um sevidor.</text:span></text:p>
      <text:p text:style-name="P8"/>
      <text:p text:style-name="P9"><text:span text:style-name="T6">12- </text:span><text:span text:style-name="T7">A utilização é melhor pelo fato de não possuir um ponto central de falha, ou seja, é dividído a execução onde todas as máquinas envolvidas no sistema executam as mesmas tarefas, assim não existe aquela distinção de cliente e servidor. A arquitetura <text:tab/>Peer-to-Peer ou p2p é um sistema de compartilhamente de arquivos e informações onde todas as máquinas que fazem parte deste sistema realizam as mesmas funções, cada máquina dentro do sistema é cliente e servidor pois quando está pegando um certo arquivo ela está enviando um parte de um outro arquivo para uma pessoa que está querendo baixar aquele arquivo e tem suporte a redes distribuídas. Um bom exemplo de p2p nos dias atuais são os torrents.</text:span></text:p>
      <text:p text:style-name="P9"/>
      <text:p text:style-name="P10"><text:span text:style-name="T7">13- </text:span><text:span text:style-name="T8">São organizados em uma rede p2p, </text:span><text:span text:style-name="T9">assim o superpeer ele é uma máquina que vai intermediar uma comunicação de um peer com outro, ou seja, irá evitar unundação da rede por contaa que tem-se um destino mais certo a enviar e receber pacotes, há relação de um peer em duradoura e quando um peer deseja de um recurso muito custoso pode-ser haver a escalabilidade e o peer se comunicar com mais de um superpeer ao mesmo tempo.</text:span></text:p>
      <text:p text:style-name="P10"/>
      <text:p text:style-name="P10"><text:span text:style-name="T9">14- </text:span><text:span text:style-name="T10">Características:</text:span></text:p>
      <text:list xml:id="list4110434189" text:style-name="L1">
        <text:list-item>
          <text:p text:style-name="P11">Atendimento sob demanda – Que significa que o serviço é elástico, ou seja, ele irá atender a todas as requisições dos clientes mesmo que precise aumentar seu poder de processamento (Acarretando em cobrança com forme a demanda do sistema aumenta).</text:p>
        </text:list-item>
        <text:list-item>
          <text:p text:style-name="P11">Amplo acesso a rede - Significa que basta ter acesso a internet que se consegue acessar.</text:p>
        </text:list-item>
        <text:list-item>
          <text:p text:style-name="P11">Agrupamento de recursos – Tem três tipos de agrupamento que são os agrupados, atribuídos e reatribuídos.</text:p>
        </text:list-item>
        <text:list-item>
          <text:p text:style-name="P11">Serviço medido – Isso tem haver sobre o atendimento sob demanda pois todo os recursos disponibilizados são controlados para que se saíba o consumido e se possa ser feito uma cobrança sobre o uso dos recursos.</text:p>
        </text:list-item>
      </text:list>
      <text:p text:style-name="P12"/>
      <text:p text:style-name="P12">15- <text:span text:style-name="T11">A fog ou nevoeiro se encontrar entre o usuário final e a nuvem mais geralmente não na borda da rede tento poder computacional virutalizado capaz de realizar cálculos, armezanar dados e tudo mais, com relação a nuvem o nevoeiro ele tem recursos limitados, a </text:span><text:span text:style-name="T14">vantagens da utilização da fog, </text:span><text:span text:style-name="T11">oferece uma baixa latência, suporte e mobilidade, heterogeneidade dos seus nós e comunicação sem fio.</text:span></text:p>
      <text:p text:style-name="P13">Já a Edge processa as requisições dos terminais bem a borda da rede dando a ele uma resposta de volta muito rápida sem precisar de recursos vindos da nuvem e a principal diferença entre edge computing e fog computing é que a edge computing ela ocorre diretamente nos dispositivos onde os sensores são colocados, <text:span text:style-name="T12">uma das vantagens da edge é sua velocidade de resposta por está próxima ao dispositivo que requeriu o recurso e desvantagem é ter seu poder de processamento muito limitad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17:57:21.171190109</meta:creation-date>
    <dc:date>2022-09-27T12:36:09.146063736</dc:date>
    <meta:editing-duration>PT16M49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2" meta:paragraph-count="22" meta:word-count="1073" meta:character-count="6315" meta:non-whitespace-character-count="5261"/>
  </office:meta>
</office:document-meta>
</file>